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Noto Sans CJK TC Regular2" svg:font-family="'Noto Sans CJK TC Regular'" style:font-family-generic="swiss"/>
    <style:font-face style:name="Consolas" svg:font-family="Consolas" style:font-family-generic="swiss" style:font-pitch="fixed"/>
    <style:font-face style:name="Consolas1" svg:font-family="Consolas" style:font-adornments="Bold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Noto Sans CJK TC Regular1" svg:font-family="'Noto Sans CJK TC Regular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/>
    </style:style>
    <style:style style:name="P2" style:family="paragraph" style:parent-style-name="Standard">
      <style:text-properties officeooo:rsid="00168926" officeooo:paragraph-rsid="00168926" style:font-name-asian="Noto Sans CJK TC Regular"/>
    </style:style>
    <style:style style:name="P3" style:family="paragraph" style:parent-style-name="Standard">
      <style:text-properties officeooo:rsid="0037c230" officeooo:paragraph-rsid="0037dcb0" style:font-name-asian="Noto Sans CJK TC Regular"/>
    </style:style>
    <style:style style:name="P4" style:family="paragraph" style:parent-style-name="Standard">
      <style:text-properties officeooo:rsid="0037c230" officeooo:paragraph-rsid="0038bd49" style:font-name-asian="Noto Sans CJK TC Regular"/>
    </style:style>
    <style:style style:name="P5" style:family="paragraph" style:parent-style-name="Standard">
      <style:text-properties fo:font-size="13.6999998092651pt" officeooo:rsid="000e1dd2" officeooo:paragraph-rsid="000e1dd2" style:font-name-asian="Noto Sans CJK TC Regular" style:font-size-asian="12pt" style:font-size-complex="13.6999998092651pt"/>
    </style:style>
    <style:style style:name="P6" style:family="paragraph" style:parent-style-name="Standard">
      <style:text-properties fo:font-size="13.6999998092651pt" officeooo:rsid="000e1dd2" officeooo:paragraph-rsid="002e3b51" style:font-name-asian="Noto Sans CJK TC Regular" style:font-size-asian="12pt" style:font-size-complex="13.6999998092651pt"/>
    </style:style>
    <style:style style:name="P7" style:family="paragraph" style:parent-style-name="Standard">
      <style:text-properties fo:font-size="13.6999998092651pt" officeooo:rsid="000e1dd2" officeooo:paragraph-rsid="003fdbba" style:font-name-asian="Noto Sans CJK TC Regular" style:font-size-asian="12pt" style:font-size-complex="13.6999998092651pt"/>
    </style:style>
    <style:style style:name="P8" style:family="paragraph" style:parent-style-name="Standard">
      <style:paragraph-properties fo:text-align="center" style:justify-single-word="false"/>
      <style:text-properties fo:font-size="12pt" officeooo:rsid="002e3b51" officeooo:paragraph-rsid="002e3b51" style:font-name-asian="Noto Sans CJK TC Regular" style:font-size-asian="12pt" style:font-size-complex="12pt"/>
    </style:style>
    <style:style style:name="P9" style:family="paragraph" style:parent-style-name="Standard">
      <style:text-properties style:font-name="Noto Sans CJK TC Regular" fo:font-size="18pt" officeooo:rsid="002e3b51" officeooo:paragraph-rsid="002e3b51" style:font-name-asian="Noto Sans CJK TC Regular" style:font-size-asian="18pt" style:font-size-complex="18pt"/>
    </style:style>
    <style:style style:name="P10" style:family="paragraph" style:parent-style-name="Standard">
      <style:text-properties style:font-name="Noto Sans CJK TC Regular" fo:font-size="18pt" officeooo:rsid="000e1dd2" officeooo:paragraph-rsid="000e1dd2" style:font-name-asian="Noto Sans CJK TC Regular" style:font-size-asian="18pt" style:font-size-complex="18pt"/>
    </style:style>
    <style:style style:name="P11" style:family="paragraph" style:parent-style-name="Standard">
      <style:text-properties style:font-name="Noto Sans CJK TC Regular" officeooo:rsid="000e1dd2" officeooo:paragraph-rsid="000e1dd2" style:font-name-asian="Noto Sans CJK TC Regular"/>
    </style:style>
    <style:style style:name="P12" style:family="paragraph" style:parent-style-name="Standard">
      <style:text-properties style:font-name="Noto Sans CJK TC Regular" fo:font-size="14pt" officeooo:rsid="0024b352" officeooo:paragraph-rsid="0024b352" style:font-name-asian="Noto Sans CJK TC Regular" style:font-size-asian="14pt" style:font-size-complex="14pt"/>
    </style:style>
    <style:style style:name="P13" style:family="paragraph" style:parent-style-name="Standard">
      <style:text-properties style:font-name="Noto Sans CJK TC Regular" fo:font-size="14pt" officeooo:rsid="0024b352" officeooo:paragraph-rsid="0037c230" style:font-name-asian="Noto Sans CJK TC Regular" style:font-size-asian="14pt" style:font-size-complex="14pt"/>
    </style:style>
    <style:style style:name="P14" style:family="paragraph" style:parent-style-name="Standard">
      <style:text-properties style:font-name="Consolas1" officeooo:rsid="0032cfd9" officeooo:paragraph-rsid="0032cfd9" style:font-name-asian="Noto Sans CJK TC Regular"/>
    </style:style>
    <style:style style:name="P15" style:family="paragraph" style:parent-style-name="Standard">
      <style:text-properties style:font-name="Consolas1" officeooo:rsid="0032e431" officeooo:paragraph-rsid="0032e431" style:font-name-asian="Noto Sans CJK TC Regular"/>
    </style:style>
    <style:style style:name="P16" style:family="paragraph" style:parent-style-name="Standard">
      <style:text-properties style:font-name="Consolas1" fo:font-size="12pt" officeooo:rsid="0032cfd9" officeooo:paragraph-rsid="0032e431" style:font-name-asian="Noto Sans CJK TC Regular" style:font-size-asian="12pt" style:font-size-complex="12pt"/>
    </style:style>
    <style:style style:name="P17" style:family="paragraph" style:parent-style-name="Standard">
      <style:text-properties style:font-name="Consolas" fo:font-size="12pt" officeooo:rsid="0037c230" officeooo:paragraph-rsid="0037c230" style:font-name-asian="Noto Sans CJK TC Regular" style:font-size-asian="12pt" style:font-size-complex="12pt"/>
    </style:style>
    <style:style style:name="P18" style:family="paragraph" style:parent-style-name="Standard">
      <style:text-properties style:font-name="Consolas" fo:font-size="12pt" officeooo:rsid="0037c230" officeooo:paragraph-rsid="0037e398" style:font-name-asian="Noto Sans CJK TC Regular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24pt" officeooo:rsid="0041cefe" officeooo:paragraph-rsid="0041cefe" style:font-name-asian="Noto Sans CJK TC Regular" style:font-size-asian="24pt" style:font-size-complex="24pt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font-name="Consolas" fo:font-size="12pt" officeooo:rsid="002e3b51" officeooo:paragraph-rsid="0030ec90" fo:background-color="#dddddd" style:font-name-asian="Noto Sans CJK TC Regular" style:font-size-asian="12pt" style:font-size-complex="12pt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style:font-name="Consolas" fo:font-size="12pt" officeooo:rsid="002e3b51" officeooo:paragraph-rsid="002e3b51" fo:background-color="#dddddd" style:font-name-asian="Noto Sans CJK TC Regular" style:font-size-asian="12pt" style:font-size-complex="12pt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style:font-name="Consolas" fo:font-size="12pt" officeooo:rsid="002e3b51" officeooo:paragraph-rsid="002f06e7" fo:background-color="#dddddd" style:font-name-asian="Noto Sans CJK TC Regular" style:font-size-asian="12pt" style:font-size-complex="12pt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style:font-name="Consolas" fo:font-size="12pt" officeooo:rsid="003e6773" officeooo:paragraph-rsid="003e6773" fo:background-color="#dddddd" style:font-name-asian="Noto Sans CJK TC Regular" style:font-size-asian="12pt" style:font-size-complex="12pt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style:font-name="Consolas" fo:font-size="12pt" officeooo:paragraph-rsid="003fdbba"/>
    </style:style>
    <style:style style:name="P25" style:family="paragraph" style:parent-style-name="Standard">
      <style:paragraph-properties fo:margin-left="0.741cm" fo:margin-right="0cm" fo:text-indent="0cm" style:auto-text-indent="false"/>
      <style:text-properties style:font-name="Noto Sans CJK TC Regular" fo:font-size="14pt" officeooo:rsid="000e1dd2" officeooo:paragraph-rsid="002e3b51" style:font-name-asian="Noto Sans CJK TC Regular" style:font-size-asian="14pt" style:font-size-complex="14pt"/>
    </style:style>
    <style:style style:name="P26" style:family="paragraph" style:parent-style-name="Standard">
      <style:paragraph-properties fo:margin-left="0.741cm" fo:margin-right="0cm" fo:text-indent="0cm" style:auto-text-indent="false"/>
      <style:text-properties style:font-name="Noto Sans CJK TC Regular" fo:font-size="14pt" officeooo:rsid="000e1dd2" officeooo:paragraph-rsid="0030ec90" style:font-name-asian="Noto Sans CJK TC Regular" style:font-size-asian="14pt" style:font-size-complex="14pt"/>
    </style:style>
    <style:style style:name="P27" style:family="paragraph" style:parent-style-name="Standard" style:list-style-name="L2">
      <style:text-properties style:font-name="Noto Sans CJK TC Regular" officeooo:rsid="000e1dd2" officeooo:paragraph-rsid="001becea" style:font-name-asian="Noto Sans CJK TC Regular"/>
    </style:style>
    <style:style style:name="P28" style:family="paragraph" style:parent-style-name="Standard" style:list-style-name="L2">
      <style:text-properties style:font-name="Noto Sans CJK TC Regular" officeooo:rsid="00129580" officeooo:paragraph-rsid="00366d2b" style:font-name-asian="Noto Sans CJK TC Regular"/>
    </style:style>
    <style:style style:name="P29" style:family="paragraph" style:parent-style-name="Standard" style:list-style-name="L2">
      <style:text-properties style:font-name="Noto Sans CJK TC Regular" officeooo:rsid="00129580" officeooo:paragraph-rsid="001db5b8" style:font-name-asian="Noto Sans CJK TC Regular"/>
    </style:style>
    <style:style style:name="P30" style:family="paragraph" style:parent-style-name="Standard">
      <style:text-properties style:font-name="Noto Sans CJK TC Regular" officeooo:rsid="00129580" officeooo:paragraph-rsid="00129580" style:font-name-asian="Noto Sans CJK TC Regular"/>
    </style:style>
    <style:style style:name="P31" style:family="paragraph" style:parent-style-name="Standard" style:list-style-name="L2">
      <style:text-properties style:font-name="Noto Sans CJK TC Regular" officeooo:rsid="00366d2b" officeooo:paragraph-rsid="00366d2b" style:font-name-asian="Noto Sans CJK TC Regular"/>
    </style:style>
    <style:style style:name="P32" style:family="paragraph" style:parent-style-name="Standard" style:list-style-name="L2">
      <style:text-properties style:font-name="Noto Sans CJK TC Regular" officeooo:rsid="001ab7ce" officeooo:paragraph-rsid="00366d2b" style:font-name-asian="Noto Sans CJK TC Regular"/>
    </style:style>
    <style:style style:name="P33" style:family="paragraph" style:parent-style-name="Standard" style:list-style-name="L2">
      <style:text-properties style:font-name="Noto Sans CJK TC Regular" officeooo:rsid="0037dcb0" officeooo:paragraph-rsid="0037dcb0" style:font-name-asian="Noto Sans CJK TC Regular"/>
    </style:style>
    <style:style style:name="P34" style:family="paragraph" style:parent-style-name="Standard">
      <style:text-properties style:font-name="Noto Sans CJK TC Regular" officeooo:rsid="00168926" officeooo:paragraph-rsid="00168926" style:font-name-asian="Noto Sans CJK TC Regular"/>
    </style:style>
    <style:style style:name="P35" style:family="paragraph" style:parent-style-name="Standard">
      <style:text-properties style:font-name="Noto Sans CJK TC Regular" officeooo:rsid="004ab912" officeooo:paragraph-rsid="004ab912" style:font-name-asian="Noto Sans CJK TC Regular"/>
    </style:style>
    <style:style style:name="P36" style:family="paragraph" style:parent-style-name="Standard">
      <style:paragraph-properties fo:text-align="center" style:justify-single-word="false"/>
      <style:text-properties style:font-name="Noto Sans CJK TC Regular" officeooo:rsid="004ab912" officeooo:paragraph-rsid="004ab912" style:font-name-asian="Noto Sans CJK TC Regular"/>
    </style:style>
    <style:style style:name="P37" style:family="paragraph" style:parent-style-name="Standard">
      <style:text-properties style:font-name="Consolas" fo:font-size="12pt" officeooo:rsid="0037c230" officeooo:paragraph-rsid="0037dcb0" style:font-name-asian="Noto Sans CJK TC Regular" style:font-size-asian="12pt" style:font-size-complex="12pt"/>
    </style:style>
    <style:style style:name="P38" style:family="paragraph" style:parent-style-name="Standard">
      <style:text-properties style:font-name="Consolas" fo:font-size="12pt" officeooo:rsid="0037dcb0" officeooo:paragraph-rsid="0037dcb0" style:font-name-asian="Noto Sans CJK TC Regular" style:font-size-asian="12pt" style:font-size-complex="12pt"/>
    </style:style>
    <style:style style:name="P39" style:family="paragraph" style:parent-style-name="Standard">
      <style:text-properties style:font-name="Consolas" fo:font-size="12pt" officeooo:rsid="0037e398" officeooo:paragraph-rsid="0037dcb0" style:font-name-asian="Noto Sans CJK TC Regular" style:font-size-asian="12pt" style:font-size-complex="12pt"/>
    </style:style>
    <style:style style:name="P40" style:family="paragraph" style:parent-style-name="Standard">
      <style:text-properties style:font-name="Consolas" fo:font-size="12pt" officeooo:rsid="0038bd49" officeooo:paragraph-rsid="0037dcb0" style:font-name-asian="Noto Sans CJK TC Regular" style:font-size-asian="12pt" style:font-size-complex="12pt"/>
    </style:style>
    <style:style style:name="P41" style:family="paragraph" style:parent-style-name="Standard">
      <style:text-properties style:font-name="Consolas" fo:font-size="12pt" officeooo:rsid="0038bd49" officeooo:paragraph-rsid="0038bd49" style:font-name-asian="Noto Sans CJK TC Regular" style:font-size-asian="12pt" style:font-size-complex="12pt"/>
    </style:style>
    <style:style style:name="P42" style:family="paragraph" style:parent-style-name="Standard">
      <style:text-properties style:font-name="Consolas1" officeooo:rsid="0032cfd9" officeooo:paragraph-rsid="0032cfd9" style:font-name-asian="Noto Sans CJK TC Regular"/>
    </style:style>
    <style:style style:name="P43" style:family="paragraph" style:parent-style-name="Standard">
      <style:text-properties style:font-name="Consolas1" officeooo:rsid="0032cfd9" officeooo:paragraph-rsid="004a2c2c" style:font-name-asian="Noto Sans CJK TC Regular"/>
    </style:style>
    <style:style style:name="P44" style:family="paragraph" style:parent-style-name="Standard">
      <style:text-properties officeooo:paragraph-rsid="000e1dd2"/>
    </style:style>
    <style:style style:name="P45" style:family="paragraph" style:parent-style-name="Standard" style:list-style-name="L1">
      <style:text-properties style:font-name="Noto Sans CJK TC Regular" officeooo:paragraph-rsid="000e1dd2" style:font-name-asian="Noto Sans CJK TC Regular"/>
    </style:style>
    <style:style style:name="P46" style:family="paragraph" style:parent-style-name="Standard" style:list-style-name="L1">
      <style:text-properties style:font-name="Noto Sans CJK TC Regular" officeooo:rsid="00478a06" officeooo:paragraph-rsid="00478a06" style:font-name-asian="Noto Sans CJK TC Regular"/>
    </style:style>
    <style:style style:name="P47" style:family="paragraph" style:parent-style-name="Standard" style:list-style-name="L1">
      <style:text-properties style:font-name="Noto Sans CJK TC Regular" officeooo:rsid="00478a06" officeooo:paragraph-rsid="004adc25" style:font-name-asian="Noto Sans CJK TC Regular"/>
    </style:style>
    <style:style style:name="P48" style:family="paragraph" style:parent-style-name="Standard" style:list-style-name="L1">
      <style:text-properties style:font-name="Noto Sans CJK TC Regular" fo:font-size="12pt" officeooo:paragraph-rsid="000e1dd2" style:font-name-asian="Noto Sans CJK TC Regular" style:font-size-asian="12pt" style:font-size-complex="12pt"/>
    </style:style>
    <style:style style:name="P49" style:family="paragraph" style:parent-style-name="Standard">
      <style:paragraph-properties fo:break-before="page"/>
      <style:text-properties style:font-name="Consolas1" officeooo:rsid="0032cfd9" officeooo:paragraph-rsid="0032cfd9" style:font-name-asian="Noto Sans CJK TC Regular"/>
    </style:style>
    <style:style style:name="P50" style:family="paragraph" style:parent-style-name="Standard">
      <style:paragraph-properties fo:break-before="page"/>
      <style:text-properties style:font-name="Noto Sans CJK TC Regular" officeooo:rsid="00129580" officeooo:paragraph-rsid="00129580" style:font-name-asian="Noto Sans CJK TC Regular"/>
    </style:style>
    <style:style style:name="T1" style:family="text">
      <style:text-properties officeooo:rsid="0023b168"/>
    </style:style>
    <style:style style:name="T2" style:family="text">
      <style:text-properties officeooo:rsid="002f06e7"/>
    </style:style>
    <style:style style:name="T3" style:family="text">
      <style:text-properties officeooo:rsid="0030ec90"/>
    </style:style>
    <style:style style:name="T4" style:family="text">
      <style:text-properties fo:color="#89c765"/>
    </style:style>
    <style:style style:name="T5" style:family="text">
      <style:text-properties officeooo:rsid="0032e431"/>
    </style:style>
    <style:style style:name="T6" style:family="text">
      <style:text-properties fo:color="#62a73b"/>
    </style:style>
    <style:style style:name="T7" style:family="text">
      <style:text-properties fo:color="#62a73b" style:font-name="Consolas" fo:font-size="12pt" officeooo:rsid="0038bd49" style:font-size-asian="12pt" style:font-size-complex="12pt"/>
    </style:style>
    <style:style style:name="T8" style:family="text">
      <style:text-properties fo:color="#0066b3"/>
    </style:style>
    <style:style style:name="T9" style:family="text">
      <style:text-properties officeooo:rsid="00366d2b"/>
    </style:style>
    <style:style style:name="T10" style:family="text">
      <style:text-properties style:font-name="Consolas"/>
    </style:style>
    <style:style style:name="T11" style:family="text">
      <style:text-properties style:font-name="Consolas" fo:font-size="12pt" style:font-size-asian="12pt" style:font-size-complex="12pt"/>
    </style:style>
    <style:style style:name="T12" style:family="text">
      <style:text-properties style:font-name="Consolas" fo:font-size="12pt" officeooo:rsid="0037dcb0" style:font-size-asian="12pt" style:font-size-complex="12pt"/>
    </style:style>
    <style:style style:name="T13" style:family="text">
      <style:text-properties style:font-name="Consolas" fo:font-size="12pt" officeooo:rsid="0037e398" style:font-size-asian="12pt" style:font-size-complex="12pt"/>
    </style:style>
    <style:style style:name="T14" style:family="text">
      <style:text-properties style:font-name="Consolas" fo:font-size="12pt" officeooo:rsid="0038bd49" style:font-size-asian="12pt" style:font-size-complex="12pt"/>
    </style:style>
    <style:style style:name="T15" style:family="text">
      <style:text-properties style:font-name="Consolas" fo:font-size="12pt" officeooo:rsid="003e6773" fo:background-color="#dddddd" loext:char-shading-value="0" style:font-size-complex="12pt"/>
    </style:style>
    <style:style style:name="T16" style:family="text">
      <style:text-properties style:font-name="Consolas" fo:font-size="12pt" officeooo:rsid="002e3b51" fo:background-color="#dddddd" loext:char-shading-value="0" style:font-size-complex="12pt"/>
    </style:style>
    <style:style style:name="T17" style:family="text">
      <style:text-properties style:font-name="Consolas" fo:font-size="12pt" officeooo:rsid="002f06e7" fo:background-color="#dddddd" loext:char-shading-value="0" style:font-size-complex="12pt"/>
    </style:style>
    <style:style style:name="T18" style:family="text">
      <style:text-properties officeooo:rsid="00129580"/>
    </style:style>
    <style:style style:name="T19" style:family="text">
      <style:text-properties fo:color="#adc5e7"/>
    </style:style>
    <style:style style:name="T20" style:family="text">
      <style:text-properties fo:color="#adc5e7" style:font-name="Consolas" fo:font-size="12pt" style:font-size-asian="12pt" style:font-size-complex="12pt"/>
    </style:style>
    <style:style style:name="T21" style:family="text">
      <style:text-properties fo:color="#adc5e7" style:font-name="Consolas" fo:font-size="12pt" officeooo:rsid="0037e398" style:font-size-asian="12pt" style:font-size-complex="12pt"/>
    </style:style>
    <style:style style:name="T22" style:family="text">
      <style:text-properties fo:color="#adc5e7" style:font-name="Consolas" fo:font-size="12pt" officeooo:rsid="0038bd49" style:font-size-asian="12pt" style:font-size-complex="12pt"/>
    </style:style>
    <style:style style:name="T23" style:family="text">
      <style:text-properties fo:color="#adc5e7" style:font-name="Consolas" fo:font-size="12pt" officeooo:rsid="003c1f6b" style:font-size-asian="12pt" style:font-size-complex="12pt"/>
    </style:style>
    <style:style style:name="T24" style:family="text">
      <style:text-properties fo:color="#adc5e7" officeooo:rsid="0037e398"/>
    </style:style>
    <style:style style:name="T25" style:family="text">
      <style:text-properties fo:color="#adc5e7" officeooo:rsid="003d94e7"/>
    </style:style>
    <style:style style:name="T26" style:family="text">
      <style:text-properties fo:color="#579835"/>
    </style:style>
    <style:style style:name="T27" style:family="text">
      <style:text-properties officeooo:rsid="002e3b51"/>
    </style:style>
    <style:style style:name="T28" style:family="text">
      <style:text-properties fo:font-variant="normal" fo:text-transform="none" fo:letter-spacing="normal" fo:font-style="normal" fo:font-weight="normal" officeooo:rsid="003e6773" fo:background-color="#dddddd" loext:char-shading-value="0" style:font-name-asian="Noto Sans CJK TC Regular" style:font-size-asian="12pt" style:font-size-complex="12pt"/>
    </style:style>
    <style:style style:name="T29" style:family="text">
      <style:text-properties fo:font-variant="normal" fo:text-transform="none" style:font-name="Consolas" fo:font-size="12pt" fo:letter-spacing="normal" fo:font-style="normal" fo:font-weight="normal" officeooo:rsid="003e6773" fo:background-color="#dddddd" loext:char-shading-value="0" style:font-size-complex="12pt"/>
    </style:style>
    <style:style style:name="T30" style:family="text">
      <style:text-properties officeooo:rsid="003e6a72" fo:background-color="#dddddd" loext:char-shading-value="0" style:font-name-asian="Noto Sans CJK TC Regular" style:font-size-asian="12pt" style:font-size-complex="12pt"/>
    </style:style>
    <style:style style:name="T31" style:family="text">
      <style:text-properties officeooo:rsid="003e6773" fo:background-color="#dddddd" loext:char-shading-value="0" style:font-name-asian="Noto Sans CJK TC Regular" style:font-size-asian="12pt" style:font-size-complex="12pt"/>
    </style:style>
    <style:style style:name="T32" style:family="text">
      <style:text-properties style:font-name="Arial" fo:font-size="12pt" officeooo:rsid="003e6a72" style:font-size-complex="12pt"/>
    </style:style>
    <style:style style:name="T33" style:family="text">
      <style:text-properties fo:font-size="12pt" officeooo:rsid="003e6a72" style:font-size-complex="12pt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style:font-name="Noto Sans CJK TC Regular" fo:font-size="18pt" officeooo:rsid="000e1dd2" style:font-name-asian="Noto Sans CJK TC Regular" style:font-size-asian="18pt" style:font-size-complex="18pt"/>
    </style:style>
    <style:style style:name="T36" style:family="text">
      <style:text-properties officeooo:rsid="000e1dd2"/>
    </style:style>
    <style:style style:name="T37" style:family="text">
      <style:text-properties officeooo:rsid="004adc25"/>
    </style:style>
    <style:style style:name="T38" style:family="text">
      <style:text-properties style:text-position="super 58%" officeooo:rsid="004adc25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officeooo:rsid="004adc25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9">Introduction to Computer <text:span text:style-name="T27">HW3 Report</text:span></text:p>
      <text:p text:style-name="P8">B06602037 徐子程</text:p>
      <text:p text:style-name="P9">How to run my code ?</text:p>
      <text:p text:style-name="P25">Problem A.</text:p>
      <text:p text:style-name="P21">$ make remainder</text:p>
      <text:p text:style-name="P23">$ ./a.out<text:span text:style-name="T27"> </text:span>k N m</text:p>
      <text:p text:style-name="P6"><text:tab/></text:p>
      <text:p text:style-name="P7"><text:tab/><text:span text:style-name="T32">or</text:span><text:span text:style-name="T33"> </text:span><text:span text:style-name="T15">$ ./</text:span><text:span text:style-name="T16">remainder </text:span><text:span text:style-name="T15">k N m</text:span></text:p>
      <text:p text:style-name="P25">Problem B.</text:p>
      <text:p text:style-name="P22">$ make <text:span text:style-name="T2">admission</text:span></text:p>
      <text:p text:style-name="P24"><text:span text:style-name="T30">$</text:span><text:span text:style-name="T31"> ./a.out </text:span><text:span text:style-name="T28">student.csv dept.csv output.txt</text:span></text:p>
      <text:p text:style-name="P5"/>
      <text:p text:style-name="P7"><text:tab/><text:span text:style-name="T32">or</text:span><text:span text:style-name="T33"> </text:span><text:span text:style-name="T15">$ ./</text:span><text:span text:style-name="T17">admission </text:span><text:span text:style-name="T29">student.csv dept.csv output.txt</text:span></text:p>
      <text:p text:style-name="P26">Clean</text:p>
      <text:p text:style-name="P20">$ make <text:span text:style-name="T3">clean</text:span></text:p>
      <text:p text:style-name="P5"/>
      <text:p text:style-name="P10">Problem A.</text:p>
      <text:p text:style-name="P34"><text:span text:style-name="T1">We adapt </text:span>Modular exponentiation <text:span text:style-name="T1">algorithm</text:span> <text:span text:style-name="T1">.</text:span></text:p>
      <text:p text:style-name="P35">Based on the property:</text:p>
      <text:p text:style-name="P35"/>
      <text:p text:style-name="P36">A<text:span text:style-name="T38">2</text:span> mod C = (A * A) mod C = ((A mod C) * (A mod C)) mod C</text:p>
      <text:p text:style-name="P2"/>
      <text:p text:style-name="P12">Pseudo code:</text:p>
      <text:p text:style-name="P16">function <text:span text:style-name="T4">modular_exponent</text:span>(base, exponent, m)</text:p>
      <text:p text:style-name="P14">result = 1</text:p>
      <text:p text:style-name="P14"><text:span text:style-name="T4">while</text:span> (exponent &gt; 0):</text:p>
      <text:p text:style-name="P43"><text:tab/><text:span text:style-name="T6">if</text:span> (<text:span text:style-name="T34">exponent</text:span> &amp; 1):</text:p>
      <text:p text:style-name="P14"><text:tab/><text:tab/><text:span text:style-name="T5">result = (result * base) mod m</text:span></text:p>
      <text:p text:style-name="P14"><text:tab/><text:span text:style-name="T5">exponent /= 2</text:span></text:p>
      <text:p text:style-name="P14"><text:tab/><text:span text:style-name="T5">base = (base ** 2) mod m</text:span></text:p>
      <text:p text:style-name="P15"><text:span text:style-name="T8">return</text:span> result</text:p>
      <text:p text:style-name="P14"/>
      <text:p text:style-name="P49"/>
      <text:p text:style-name="P44"><text:span text:style-name="T35">Problem B.</text:span></text:p>
      <text:list xml:id="list306712632" text:style-name="L1">
        <text:list-item>
          <text:p text:style-name="P48"><text:span text:style-name="T36">演算法設計</text:span></text:p>
          <text:p text:style-name="P45"><text:span text:style-name="T36">將所有學生儲存在容器裡，每次取一個學生，按志願序選擇的科系，將此學生設定為已錄取，並讓該科系紀錄此學生的分數及ID。直到所有學生都被錄取（或是已經用完志願）。</text:span></text:p>
          <text:p text:style-name="P45">當一個科系人數已經額滿，則將目前該科系錄取最低分數的學生刪除，並設定為未錄取。</text:p>
          <text:p text:style-name="P46"/>
          <text:p text:style-name="P47">Note:</text:p>
          <text:list>
            <text:list-header>
              <text:p text:style-name="P47"><text:span text:style-name="T40">在刪除學生時，只要知道分數最低的候選人即可，故採用</text:span><text:span text:style-name="T41">min heap儲存，而不先進行排序。</text:span></text:p>
            </text:list-header>
          </text:list>
        </text:list-item>
        <text:list-item>
          <text:p text:style-name="P45"><text:span text:style-name="T36">資料結構及物件設計</text:span></text:p>
        </text:list-item>
      </text:list>
      <text:list xml:id="list201428985" text:style-name="L2">
        <text:list-item>
          <text:list>
            <text:list-item>
              <text:p text:style-name="P27">分發系統<text:span text:style-name="T9">(admissionSys)</text:span></text:p>
              <text:p text:style-name="P28"><text:span text:style-name="T10">vector</text:span>儲存學生/科系的<text:span text:style-name="T9">pointer</text:span>，index為學生/科系的編號<text:span text:style-name="T9">(ID)</text:span></text:p>
              <text:p text:style-name="P31">hash table(<text:span text:style-name="T10">unordered_set</text:span>)<text:span text:style-name="T18">儲存尚未被分發學生的</text:span>ID</text:p>
            </text:list-item>
          </text:list>
        </text:list-item>
      </text:list>
      <text:p text:style-name="P11"/>
      <text:list xml:id="list162839278878456" text:continue-numbering="true" text:style-name="L2">
        <text:list-item>
          <text:list>
            <text:list-item>
              <text:p text:style-name="P29">學生<text:span text:style-name="T9">(student)</text:span></text:p>
              <text:p text:style-name="P32">三個分數<text:span text:style-name="T9">(g1,g2,g3)</text:span></text:p>
              <text:p text:style-name="P31">志願序(1~10)</text:p>
              <text:p text:style-name="P31">是否被分發(bool)</text:p>
              <text:p text:style-name="P33">被分發到的科系ID</text:p>
              <text:p text:style-name="P31">目前的志願序(在這個index之前的科系不錄取)</text:p>
              <text:p text:style-name="P28"/>
            </text:list-item>
            <text:list-item>
              <text:p text:style-name="P31">科系(department)</text:p>
              <text:p text:style-name="P31">錄取人數上限 </text:p>
              <text:p text:style-name="P31">分數比重</text:p>
              <text:p text:style-name="P31">min heap(<text:span text:style-name="T10">priority_queue</text:span>)<text:span text:style-name="T18">儲存已經被錄取學生的分數及ID</text:span></text:p>
            </text:list-item>
          </text:list>
        </text:list-item>
      </text:list>
      <text:p text:style-name="P30"><text:tab/></text:p>
      <text:p text:style-name="P50"/>
      <text:p text:style-name="P13">Pseudo code:</text:p>
      <text:p text:style-name="P17">function admissionSystem()</text:p>
      <text:p text:style-name="P17"><text:tab/><text:span text:style-name="T8">vector</text:span> <text:s/>student_list</text:p>
      <text:p text:style-name="P17"><text:tab/><text:span text:style-name="T8">vector</text:span> <text:s/>dept_list</text:p>
      <text:p text:style-name="P17"><text:tab/><text:span text:style-name="T8">unordered_set</text:span> unadmitted</text:p>
      <text:p text:style-name="P17"/>
      <text:p text:style-name="P17"><text:tab/><text:span text:style-name="T6">for</text:span> id <text:span text:style-name="T26">in</text:span> student_list:</text:p>
      <text:p text:style-name="P17"><text:tab/><text:tab/><text:span text:style-name="T19">// </text:span><text:span text:style-name="T25">insert all the students’s ID into unadmitted</text:span></text:p>
      <text:p text:style-name="P17"><text:tab/><text:tab/>unadmitted.insert(id)</text:p>
      <text:p text:style-name="P17"><text:tab/></text:p>
      <text:p text:style-name="P17"><text:tab/><text:span text:style-name="T6">while</text:span> (!unadmitted.empty):</text:p>
      <text:p text:style-name="P17"><text:tab/><text:tab/>id = <text:s/>unadmitted.begin</text:p>
      <text:p text:style-name="P17"><text:tab/><text:tab/>stu = student_list[id] <text:span text:style-name="T19">// get current student</text:span></text:p>
      <text:p text:style-name="P17"><text:tab/><text:tab/></text:p>
      <text:p text:style-name="P17"><text:tab/><text:tab/><text:span text:style-name="T19">// assume the student has been admitted first</text:span></text:p>
      <text:p text:style-name="P18"><text:tab/><text:tab/>unadmitted.erase(id) <text:span text:style-name="T19">// </text:span><text:span text:style-name="T24">remove from </text:span><text:span text:style-name="T19">unadmitted </text:span><text:span text:style-name="T24">students</text:span></text:p>
      <text:p text:style-name="P37"><text:tab/><text:tab/>dept = dept_list[stu→choice[currChoice]]</text:p>
      <text:p text:style-name="P3"><text:span text:style-name="T12"><text:tab/><text:tab/>stu→set_admitted</text:span><text:span text:style-name="T14">()</text:span></text:p>
      <text:p text:style-name="P38"><text:tab/><text:tab/>stu→set_dept(dept→id)</text:p>
      <text:p text:style-name="P39"><text:tab/><text:tab/></text:p>
      <text:p text:style-name="P3"><text:span text:style-name="T13"><text:tab/><text:tab/></text:span><text:span text:style-name="T21">// </text:span><text:span text:style-name="T22">add the student </text:span><text:span text:style-name="T23">in</text:span><text:span text:style-name="T22">to the department’s admitted list</text:span></text:p>
      <text:p text:style-name="P3"><text:span text:style-name="T13"><text:tab/><text:tab/></text:span><text:span text:style-name="T14">dept→pq.push(score(stu), stu→id)</text:span></text:p>
      <text:p text:style-name="P40"><text:tab/><text:tab/></text:p>
      <text:p text:style-name="P3"><text:span text:style-name="T14"><text:tab/><text:tab/></text:span><text:span text:style-name="T22">// the department is full</text:span></text:p>
      <text:p text:style-name="P3"><text:span text:style-name="T14"><text:tab/><text:tab/></text:span><text:span text:style-name="T7">if</text:span><text:span text:style-name="T14"> (dept→full())</text:span></text:p>
      <text:p text:style-name="P4"><text:span text:style-name="T14"><text:tab/><text:tab/><text:tab/></text:span><text:span text:style-name="T22">// get the student who has minimum score than others</text:span></text:p>
      <text:p text:style-name="P4"><text:span text:style-name="T14"><text:tab/><text:tab/><text:tab/>stu = <text:s/></text:span><text:span text:style-name="T11">student_list[dept→pq.top]</text:span></text:p>
      <text:p text:style-name="P4"><text:span text:style-name="T11"><text:tab/><text:tab/><text:tab/></text:span><text:span text:style-name="T20">// </text:span><text:span text:style-name="T22">set the student back to unadmitted</text:span></text:p>
      <text:p text:style-name="P41"><text:tab/><text:tab/><text:tab/>stu→set_unadmitted()</text:p>
      <text:p text:style-name="P41"><text:tab/><text:tab/><text:tab/>dept→pq.pop()</text:p>
      <text:p text:style-name="P4"><text:span text:style-name="T14"><text:tab/><text:tab/><text:tab/></text:span><text:span text:style-name="T11">unadmitted→insert(stu→id)</text:span>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Noto Sans CJK TC Regular2" svg:font-family="'Noto Sans CJK TC Regular'" style:font-family-generic="swiss"/>
    <style:font-face style:name="Consolas" svg:font-family="Consolas" style:font-family-generic="swiss" style:font-pitch="fixed"/>
    <style:font-face style:name="Consolas1" svg:font-family="Consolas" style:font-adornments="Bold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Noto Sans CJK TC Regular1" svg:font-family="'Noto Sans CJK TC Regular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Noto Sans CJK T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Noto Sans CJK T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Noto Sans CJK TC Regular1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 Regular2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2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2" style:font-family-complex="'Noto Sans CJK TC Regular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size="13.6999998092651pt" style:font-name-asian="Noto Sans CJK TC Regular" style:font-family-asian="'Noto Sans CJK TC Regular'" style:font-family-generic-asian="swiss" style:font-pitch-asian="variable" style:font-size-asian="12pt" style:font-size-complex="13.699999809265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7:28:58.976335459</meta:creation-date>
    <dc:date>2019-05-07T16:28:37.517741058</dc:date>
    <meta:editing-duration>PT4H59M49S</meta:editing-duration>
    <meta:editing-cycles>48</meta:editing-cycles>
    <meta:generator>LibreOffice/6.0.7.3$Linux_X86_64 LibreOffice_project/00m0$Build-3</meta:generator>
    <meta:document-statistic meta:table-count="0" meta:image-count="0" meta:object-count="0" meta:page-count="3" meta:paragraph-count="79" meta:word-count="506" meta:character-count="1851" meta:non-whitespace-character-count="1618"/>
  </office:meta>
</office:document-meta>
</file>